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6347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2" draw:text-style-name="P2" draw:layer="layout" svg:width="56.797cm" svg:height="57.503cm" svg:x="-0.036cm" svg:y="-0.036cm" svg:viewBox="0 0 56798 57504" draw:points="0,57504 56798,57504 56798,0 0,0">
          <text:p/>
        </draw:polygon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3" draw:text-style-name="P3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3" draw:text-style-name="P3" draw:layer="layout" svg:width="4.939cm" svg:height="2.469cm" svg:x="51.329cm" svg:y="1.164cm" svg:viewBox="0 0 4940 2470" draw:points="0,2470 4940,2470 4940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ath draw:style-name="gr1" draw:text-style-name="P1" draw:layer="layout" svg:width="1.911cm" svg:height="0.399cm" svg:x="52.855cm" svg:y="2.181cm" svg:viewBox="0 0 1912 400" svg:d="M190 44c-43 0-77 14-101 41-24 28-36 65-36 114 0 47 13 86 38 115 25 28 59 43 101 43 54 0 95-27 123-81l43 22c-16 33-39 59-68 76-29 18-62 26-100 26-40 0-73-8-102-24s-50-40-65-70-23-66-23-107c0-62 17-110 50-146 34-35 80-53 139-53 42 0 76 8 104 25 28 16 48 40 61 72l-50 16c-9-22-23-40-43-52-20-11-44-17-71-17zM669 246c0 51-11 91-34 116s-57 38-100 38c-44 0-77-13-99-40-22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6 24-14 17-21 40-21 69v173h-50v-235c0-35 0-56-1-63h47c0 0 0 3 0 7 1 4 1 9 1 14s0 15 1 29h1c11-20 24-35 39-43 15-9 34-13 56-13 33 0 57 8 72 24 15 17 23 43 23 81v199zM1159 393c-17 4-33 6-50 6-40 0-60-23-60-68v-199h-34v-35h36l15-67h33v67h55v35h-55v189c0 14 2 24 7 30 4 6 12 9 24 9 6 0 16-2 29-4zM1276 400c-29 0-52-8-67-24-15-15-22-37-22-64 0-31 10-55 30-72 20-16 53-25 98-26l67-1v-17c0-24-5-41-15-52-10-10-26-16-49-16-22 0-38 4-48 12-10 7-16 19-18 36l-52-5c8-53 48-80 120-80 37 0 65 9 84 26s29 42 29 74v129c0 14 2 25 5 33 4 7 11 11 22 11 5 0 11-1 17-2v31c-13 3-26 5-39 5-18 0-32-5-40-15s-13-25-14-46h-2c-12 23-27 39-44 49-17 9-37 14-62 14zM1288 363c18 0 34-4 48-13 15-8 26-19 34-34 8-14 12-29 12-44v-24l-54 1c-23 0-41 3-53 7s-21 11-28 20c-6 9-10 21-10 36 0 16 5 29 14 38 9 8 21 13 37 13zM1552 244c0 40 6 69 19 88 13 20 32 29 57 29 18 0 33-5 45-14 12-10 19-25 21-44l51 3c-4 29-16 52-37 69s-47 25-78 25c-42 0-75-13-97-39-22-27-32-65-32-115 0-51 10-89 32-115 23-27 55-40 96-40 31 0 56 8 76 24s33 37 38 65l-51 4c-2-17-9-30-19-40-11-10-26-15-45-15-26 0-45 9-58 27-12 17-18 47-18 88zM1912 393c-16 4-33 6-50 6-40 0-60-23-60-68v-199h-34v-35h37l14-67h33v67h55v35h-55v189c0 14 2 24 7 30s13 9 25 9c6 0 15-2 28-4z">
          <text:p/>
        </draw:path>
        <draw:polygon draw:style-name="gr3" draw:text-style-name="P3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3" draw:text-style-name="P3" draw:layer="layout" svg:width="43.992cm" svg:height="46.46cm" svg:x="6.208cm" svg:y="5.221cm" svg:viewBox="0 0 43993 46461" draw:points="0,46461 43993,46461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1.646cm" svg:viewBox="0 0 43993 36" draw:points="0,36 43993,36 43993,0 0,0">
          <text:p/>
        </draw:polygon>
        <draw:polygon draw:style-name="gr1" draw:text-style-name="P1" draw:layer="layout" svg:width="0.036cm" svg:height="46.46cm" svg:x="6.208cm" svg:y="5.221cm" svg:viewBox="0 0 37 46461" draw:points="0,46461 37,46461 37,0 0,0">
          <text:p/>
        </draw:polygon>
        <draw:polygon draw:style-name="gr1" draw:text-style-name="P1" draw:layer="layout" svg:width="0.035cm" svg:height="46.46cm" svg:x="50.165cm" svg:y="5.221cm" svg:viewBox="0 0 36 46461" draw:points="0,46461 36,46461 36,0 0,0">
          <text:p/>
        </draw:polygon>
        <draw:polygon draw:style-name="gr3" draw:text-style-name="P3" draw:layer="layout" svg:width="56.691cm" svg:height="8.749cm" svg:x="-0.071cm" svg:y="5.291cm" svg:viewBox="0 0 56692 8750" draw:points="0,8750 56692,8750 5669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4.437cm" svg:height="0.512cm" svg:x="26.07cm" svg:y="9.483cm" svg:viewBox="0 0 4438 513" svg:d="M0 394v-388h52v388zM316 394v-189c0-29-4-49-12-60s-22-16-43-16-38 8-50 24-18 39-18 68v173h-50v-235c0-34 0-55-2-63h47c1 1 1 3 1 7s1 9 1 14c0 6 0 16 0 30h2c10-21 22-36 36-44s31-12 51-12c22 0 40 4 53 13s23 23 28 43c11-20 23-34 38-43 14-9 32-13 53-13 30 0 52 8 66 24 13 16 20 43 20 80v199h-49v-189c0-29-4-49-12-60s-22-16-42-16c-22 0-39 8-51 24s-18 39-18 68v173zM688 400c-30 0-52-8-67-24s-23-37-23-65c0-31 10-55 31-71 20-16 53-25 98-27l67-1v-16c0-24-5-42-15-52-11-11-27-16-49-16s-39 4-49 11c-10 8-16 20-18 37l-51-5c8-54 48-80 119-80 38 0 66 8 85 25s28 42 28 75v128c0 15 2 26 6 33 4 8 11 11 22 11 5 0 10 0 16-1v31c-12 3-25 4-38 4-19 0-32-5-40-15-8-9-13-24-14-45h-2c-13 23-28 39-44 48-17 10-38 15-62 15zM700 362c18 0 34-4 48-12s25-20 34-34c8-15 12-29 12-44v-25l-54 1c-24 1-41 3-53 7-13 5-22 12-28 21-7 9-10 21-10 36 0 16 5 28 13 37 9 9 22 13 38 13zM1039 513c-33 0-58-7-78-20-19-13-31-32-37-55l50-7c3 14 10 24 22 32 11 7 26 11 44 11 50 0 74-29 74-87v-48c-9 19-22 33-39 43-16 9-35 14-57 14-37 0-63-12-81-36-17-24-26-62-26-115 0-52 10-91 28-116 19-25 47-38 84-38 22 0 40 5 56 15 15 10 27 23 35 41h1c0-6 0-15 1-29 1-13 1-21 2-22h48c-1 10-2 31-2 62v227c0 85-42 128-125 128zM1114 245c0-24-3-45-10-63-6-17-15-30-27-40-12-9-26-14-42-14-25 0-43 9-55 27-11 19-17 49-17 90s5 70 16 88 30 27 56 27c15 0 29-5 41-14 12-10 22-23 28-40 7-17 10-37 10-61zM1278 255c0 35 7 61 21 79 14 19 35 28 62 28 21 0 39-4 52-13 12-8 21-19 26-32l44 12c-18 47-59 71-122 71-44 0-78-13-101-40-23-26-34-65-34-117 0-49 11-87 34-113s56-39 99-39c88 0 131 52 131 158v6zM1439 217c-3-31-10-54-24-68-13-15-32-22-57-22-24 0-43 8-57 24s-22 38-23 66zM1890 43c-43 0-77 14-100 42-24 27-36 65-36 113s12 86 37 115 59 43 101 43c54 0 95-27 123-80l43 21c-16 34-39 59-67 76-29 18-63 27-101 27-39 0-73-9-102-25-28-16-50-39-65-70-15-30-23-66-23-107 0-62 17-110 50-145 34-35 80-53 139-53 42 0 76 8 104 25 28 15 48 39 61 71l-49 17c-10-23-24-40-44-52s-44-18-71-18zM2369 245c0 52-11 91-34 116-23 26-56 39-100 39s-77-13-99-40-33-65-33-115c0-103 44-154 134-154 45 0 79 12 100 37 22 25 32 64 32 117zM2317 245c0-41-6-71-18-90s-33-28-62-28-50 9-63 28c-13 20-19 49-19 90 0 39 6 69 19 88 13 20 33 30 60 30 30 0 51-10 64-29s19-49 19-89zM2479 96v189c0 20 2 35 6 46 4 10 10 18 18 23 9 5 21 7 38 7 24 0 43-8 56-24 14-17 21-39 21-68v-173h50v234c0 35 0 57 1 64h-47c0-1 0-3 0-7-1-4-1-9-1-14 0-6 0-15-1-30h-1c-11 21-24 35-39 44-15 8-34 13-56 13-33 0-57-9-72-25s-22-43-22-81v-198zM2876 394h-59l-109-298h53l67 194c2 8 8 29 19 65l10-32 10-32 68-195h53zM3066 255c0 35 7 61 21 79 14 19 35 28 62 28 21 0 39-4 52-13 12-8 21-19 26-32l44 12c-18 47-59 71-122 71-44 0-78-13-101-40-23-26-34-65-34-117 0-49 11-87 34-113s56-39 99-39c88 0 131 52 131 158v6zM3227 217c-3-31-10-54-24-68-13-15-32-22-57-22-24 0-43 8-57 24s-22 38-23 66zM3342 394v-228c0-21 0-44-1-70h46c2 34 3 54 3 61h1c8-26 17-43 27-52 11-10 25-14 44-14 6 0 13 1 20 2v46c-7-2-16-3-27-3-20 0-36 9-47 27-11 17-16 43-16 76v155zM3644 392c-16 4-33 7-50 7-40 0-60-23-60-68v-199h-34v-36h36l15-66h33v66h55v36h-55v189c0 14 2 24 7 30 5 5 13 8 24 8 7 0 16-1 29-4zM3734 96v189c0 20 2 35 6 46 4 10 10 18 18 23 9 5 21 7 38 7 24 0 43-8 56-24 14-17 21-39 21-68v-173h50v234c0 35 0 57 1 64h-47c0-1 0-3 0-7-1-4-1-9-1-14 0-6 0-15-1-30h-1c-11 21-24 35-39 44-15 8-34 13-56 13-33 0-57-9-72-25s-22-43-22-81v-198zM4000 394v-228c0-21 0-44-1-70h47c1 34 2 54 2 61h1c8-26 17-43 27-52 11-10 25-14 44-14 7 0 13 1 20 2v46c-7-2-16-3-27-3-20 0-36 9-47 27-11 17-16 43-16 76v155zM4225 255c0 35 7 61 22 79 14 19 34 28 62 28 21 0 38-4 51-13 13-8 22-19 27-32l43 12c-18 47-58 71-121 71-45 0-78-13-101-40-23-26-35-65-35-117 0-49 12-87 35-113s56-39 99-39c87 0 131 52 131 158v6zM4387 217c-3-31-11-54-24-68-13-15-32-22-57-22-24 0-43 8-57 24s-22 38-23 66z">
          <text:p/>
        </draw:path>
        <draw:polygon draw:style-name="gr3" draw:text-style-name="P3" draw:layer="layout" svg:width="56.726cm" svg:height="6.033cm" svg:x="-0.106cm" svg:y="51.54cm" svg:viewBox="0 0 56727 6034" draw:points="0,6034 56727,6034 56727,0 0,0">
          <text:p/>
        </draw:polygon>
        <draw:polygon draw:style-name="gr1" draw:text-style-name="P1" draw:layer="layout" svg:width="56.726cm" svg:height="0.036cm" svg:x="-0.106cm" svg:y="51.54cm" svg:viewBox="0 0 56727 37" draw:points="0,37 56727,37 56727,0 0,0">
          <text:p/>
        </draw:polygon>
        <draw:polygon draw:style-name="gr1" draw:text-style-name="P1" draw:layer="layout" svg:width="0.035cm" svg:height="6.033cm" svg:x="56.585cm" svg:y="51.54cm" svg:viewBox="0 0 36 6034" draw:points="0,6034 36,6034 36,0 0,0">
          <text:p/>
        </draw:polygon>
        <draw:path draw:style-name="gr1" draw:text-style-name="P1" draw:layer="layout" svg:width="3.87cm" svg:height="0.4cm" svg:x="26.333cm" svg:y="54.356cm" svg:viewBox="0 0 3871 401" svg:d="M301 124c0 37-12 66-36 88-24 21-57 32-98 32h-114v152h-53v-390h164c43 0 77 10 101 31 24 20 36 49 36 87zM248 124c0-51-30-76-91-76h-104v155h107c58 0 88-26 88-79zM383 396v-390h52v390zM533 396v-390h295v43h-242v126h226v42h-226v136h253v43zM1244 197c0 40-7 75-23 105-16 31-38 54-66 70-29 16-62 24-100 24h-145v-390h128c66 0 117 17 153 50 35 33 53 81 53 141zM1191 197c0-48-13-85-39-111-27-25-65-38-115-38h-74v305h86c29 0 54-6 75-19 22-12 38-30 50-54 12-23 17-51 17-83zM1808 197c0 40-8 75-23 105-16 31-38 54-67 70-28 16-61 24-99 24h-145v-390h128c66 0 117 17 152 50 36 33 54 81 54 141zM1755 197c0-48-13-85-39-111-27-25-65-38-115-38h-74v305h86c28 0 53-6 75-19 22-12 38-30 50-54 12-23 17-51 17-83zM1881 396v-390h295v43h-242v126h225v42h-225v136h253v43zM2715 124c0 37-11 66-36 88-24 21-57 32-98 32h-114v152h-53v-390h164c43 0 77 10 101 31 25 20 36 49 36 87zM2662 124c0-51-31-76-91-76h-104v155h106c59 0 89-26 89-79zM3025 396l-44-114h-177l-45 114h-55l159-390h60l156 390zM2892 46l-2 7c-5 16-12 35-21 60l-49 128h145l-50-128c-5-14-10-28-15-44zM3108 199c0-62 17-112 51-147 34-34 81-52 142-52 43 0 78 8 105 22 27 15 48 38 62 70l-50 15c-11-22-26-38-46-48-19-10-43-16-72-16-45 0-79 14-103 41-23 28-35 66-35 115 0 50 13 88 38 117 25 28 60 42 104 42 26 0 49-4 71-11 22-8 40-19 53-32v-70h-116v-44h165v134c-21 21-46 37-76 49-30 11-62 17-97 17-41 0-76-8-105-24-30-16-52-40-67-70-16-31-24-66-24-108zM3565 396v-390h295v43h-242v126h225v42h-225v136h253v43z">
          <text:p/>
        </draw:path>
        <draw:polygon draw:style-name="gr3" draw:text-style-name="P3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4-50 10-11 7-16 17-16 31 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3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4" draw:text-style-name="P4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3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3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olygon draw:style-name="gr1" draw:text-style-name="P1" draw:layer="layout" svg:width="9.701cm" svg:height="8.784cm" svg:x="17.462cm" svg:y="28.998cm" svg:viewBox="0 0 9702 8785" draw:points="0,8785 9702,8785 9702,0 0,0">
          <text:p/>
        </draw:polygon>
        <draw:polygon draw:style-name="gr1" draw:text-style-name="P1" draw:layer="layout" svg:width="9.701cm" svg:height="0.035cm" svg:x="17.462cm" svg:y="28.998cm" svg:viewBox="0 0 9702 36" draw:points="0,36 9702,36 9702,0 0,0">
          <text:p/>
        </draw:polygon>
        <draw:polygon draw:style-name="gr1" draw:text-style-name="P1" draw:layer="layout" svg:width="9.701cm" svg:height="0.035cm" svg:x="17.462cm" svg:y="37.747cm" svg:viewBox="0 0 9702 36" draw:points="0,36 9702,36 9702,0 0,0">
          <text:p/>
        </draw:polygon>
        <draw:polygon draw:style-name="gr1" draw:text-style-name="P1" draw:layer="layout" svg:width="0.035cm" svg:height="8.784cm" svg:x="17.462cm" svg:y="28.998cm" svg:viewBox="0 0 36 8785" draw:points="0,8785 36,8785 36,0 0,0">
          <text:p/>
        </draw:polygon>
        <draw:polygon draw:style-name="gr1" draw:text-style-name="P1" draw:layer="layout" svg:width="0.035cm" svg:height="8.784cm" svg:x="27.128cm" svg:y="28.998cm" svg:viewBox="0 0 36 8785" draw:points="0,8785 36,8785 36,0 0,0">
          <text:p/>
        </draw:polygon>
        <draw:path draw:style-name="gr3" draw:text-style-name="P3" draw:layer="layout" svg:width="1.018cm" svg:height="0.394cm" svg:x="21.808cm" svg:y="33.195cm" svg:viewBox="0 0 1019 395" svg:d="M187 43v347h-52v-347h-135v-43h320v43zM346 251c0 34 7 61 22 79 14 19 34 28 62 28 21 0 39-4 51-13 13-9 22-20 27-33l43 13c-18 47-58 70-121 70-44 0-78-13-101-39s-34-65-34-117c0-49 11-87 34-113 23-27 56-41 99-41 87 0 131 54 131 159v7zM508 213c-3-31-11-54-24-69-13-14-32-21-57-21-24 0-43 8-57 24s-22 38-23 66zM805 390l-80-122-81 122h-53l105-153-100-146h54l75 116 73-116h56l-101 145 107 154zM1019 388c-16 4-33 6-50 6-40 0-60-22-60-67v-199h-34v-37h36l15-67h33v67h55v37h-55v188c0 14 2 24 7 30s13 9 24 9c7 0 16-2 29-4z">
          <text:p/>
        </draw:path>
        <draw:polygon draw:style-name="gr3" draw:text-style-name="P3" draw:layer="layout" svg:width="11.536cm" svg:height="8.431cm" svg:x="13.793cm" svg:y="42.051cm" svg:viewBox="0 0 11537 8432" draw:points="0,8432 11537,8432 11537,0 0,0">
          <text:p/>
        </draw:polygon>
        <draw:polygon draw:style-name="gr1" draw:text-style-name="P1" draw:layer="layout" svg:width="11.536cm" svg:height="0.035cm" svg:x="13.793cm" svg:y="42.051cm" svg:viewBox="0 0 11537 36" draw:points="0,36 11537,36 11537,0 0,0">
          <text:p/>
        </draw:polygon>
        <draw:polygon draw:style-name="gr1" draw:text-style-name="P1" draw:layer="layout" svg:width="11.536cm" svg:height="0.035cm" svg:x="13.793cm" svg:y="50.447cm" svg:viewBox="0 0 11537 36" draw:points="0,36 11537,36 11537,0 0,0">
          <text:p/>
        </draw:polygon>
        <draw:polygon draw:style-name="gr1" draw:text-style-name="P1" draw:layer="layout" svg:width="0.035cm" svg:height="8.431cm" svg:x="13.793cm" svg:y="42.051cm" svg:viewBox="0 0 36 8432" draw:points="0,8432 36,8432 36,0 0,0">
          <text:p/>
        </draw:polygon>
        <draw:polygon draw:style-name="gr1" draw:text-style-name="P1" draw:layer="layout" svg:width="0.035cm" svg:height="8.431cm" svg:x="25.294cm" svg:y="42.051cm" svg:viewBox="0 0 36 8432" draw:points="0,8432 36,8432 36,0 0,0">
          <text:p/>
        </draw:polygon>
        <draw:path draw:style-name="gr1" draw:text-style-name="P1" draw:layer="layout" svg:width="4.437cm" svg:height="0.512cm" svg:x="17.356cm" svg:y="46.066cm" svg:viewBox="0 0 4438 513" svg:d="M0 395v-389h53v389zM316 395v-189c0-30-4-50-12-61s-22-16-43-16c-20 0-37 8-49 24-13 16-19 40-19 69v173h-49v-235c0-35-1-56-2-64h47c0 1 0 3 1 7 0 4 0 9 0 14 0 6 1 16 1 30h1c11-21 23-36 37-44 13-8 30-12 50-12 23 0 40 4 54 13 13 9 22 23 27 43h1c10-20 22-34 37-43s32-13 53-13c30 0 52 8 66 24s21 43 21 81v199h-49v-189c0-30-4-50-12-61s-22-16-43-16c-22 0-39 8-51 24s-18 40-18 69v173zM689 401c-30 0-53-8-68-24s-22-37-22-65c0-31 10-54 30-71s53-25 98-26l67-2v-16c0-25-5-43-15-53-10-11-26-16-48-16-23 0-39 4-49 11-10 8-16 20-18 37l-52-5c8-54 48-80 120-80 37 0 65 8 84 25s29 42 29 76v128c0 15 2 26 5 33 4 8 12 11 22 11 5 0 10 0 17-1v31c-13 3-26 4-39 4-18 0-32-5-40-15-8-9-13-24-14-45h-2c-12 23-27 39-44 49-17 9-37 14-61 14zM700 363c18 0 34-4 48-12 15-8 26-20 34-34s12-29 12-45v-24l-54 1c-23 1-41 3-53 7-12 5-21 12-28 21-6 9-10 21-10 36 0 16 5 28 14 37s21 13 37 13zM1039 513c-32 0-58-7-77-20-20-12-32-31-37-54l49-7c3 14 11 24 22 32 12 7 26 11 45 11 49 0 74-29 74-87v-48h-1c-9 19-22 33-38 43s-36 15-58 15c-36 0-63-13-80-37s-26-62-26-115c0-52 9-92 28-117 18-25 46-38 84-38 21 0 39 5 55 15 15 9 27 23 36 41 0-6 1-15 1-29 1-13 2-21 3-22h47c-1 10-2 31-2 62v229c0 84-41 126-125 126zM1115 246c0-24-4-45-10-63-7-18-16-31-28-41-12-9-26-14-41-14-25 0-44 9-55 28-12 18-18 49-18 90s6 70 16 88c11 18 30 27 56 27 16 0 30-5 42-14s21-23 28-40c6-17 10-37 10-61zM1278 256c0 35 7 61 21 80 14 18 35 27 62 27 22 0 39-4 52-13 13-8 22-19 26-32l44 12c-18 47-59 71-122 71-44 0-77-13-100-40-23-26-35-65-35-117 0-49 12-88 35-114s55-39 98-39c88 0 132 52 132 159v6zM1439 218c-2-31-10-55-23-69-14-15-33-22-58-22-24 0-43 8-57 24s-21 39-23 67zM1890 43c-43 0-76 14-100 42-24 27-36 65-36 114 0 48 13 86 38 115s58 43 101 43c54 0 95-27 122-80l43 21c-16 34-38 59-67 77-29 17-63 26-101 26-39 0-73-8-101-25-29-16-51-39-66-69-15-31-22-66-22-108 0-63 16-111 50-146 33-35 80-53 139-53 41 0 76 8 104 24 27 17 48 41 61 72l-50 17c-9-23-24-40-44-52-19-12-43-18-71-18zM2370 246c0 52-12 91-35 117-23 25-56 38-100 38-43 0-76-13-99-40-22-27-33-65-33-115 0-104 45-155 134-155 46 0 79 12 101 37 21 25 32 65 32 118zM2317 246c0-41-6-72-18-91s-32-28-61-28-50 10-63 29-20 50-20 90c0 39 7 69 19 88 13 20 33 30 61 30 30 0 51-10 63-29 13-19 19-49 19-89zM2480 96v190c0 20 1 35 5 46 4 10 10 18 19 23 8 5 21 7 37 7 24 0 43-8 57-24 15-17 21-39 21-68v-174h50v235c0 35 1 57 2 64h-47c-1-1-1-3-1-7s0-9-1-14c0-5 0-15 0-30h-1c-13 21-26 35-41 44s-33 13-56 13c-33 0-56-8-71-25-16-16-23-43-23-80v-200zM2877 395h-59l-108-299h53l65 195c3 7 9 29 19 65l10-32 10-32 68-196h53zM3066 256c0 35 7 61 21 80 14 18 35 27 62 27 22 0 39-4 52-13 13-8 22-19 26-32l44 12c-18 47-59 71-122 71-44 0-77-13-100-40-23-26-35-65-35-117 0-49 12-88 35-114s56-39 99-39c87 0 131 52 131 159v6zM3227 218c-2-31-10-55-23-69-14-15-33-22-58-22-23 0-43 8-57 24s-21 39-23 67zM3343 395v-229c0-21-1-45-2-70h47c1 34 2 54 2 61h1c8-26 17-43 28-52 10-10 25-14 43-14 7 0 13 1 20 2v46c-7-2-15-3-26-3-21 0-37 9-47 27-11 18-17 44-17 77v155zM3644 393c-16 5-33 7-50 7-40 0-60-23-60-68v-200h-34v-36h37l14-67h33v67h55v36h-55v189c0 15 2 25 7 31 5 5 13 8 24 8 7 0 17-1 29-4zM3735 96v190c0 20 1 35 5 46 4 10 10 18 19 23 8 5 21 7 37 7 24 0 43-8 57-24 14-17 20-39 20-68v-174h50v235c0 35 1 57 2 64h-47c-1-1-1-3-1-7s0-9 0-14c-1-5-1-15-1-30h-1c-12 21-25 35-40 44s-33 13-56 13c-32 0-56-8-71-25-16-16-23-43-23-80v-200zM4001 395v-229c0-21-1-45-2-70h47c1 34 2 54 2 61h1c8-26 18-43 28-52 10-10 25-14 43-14 7 0 14 1 20 2v46c-6-2-15-3-26-3-21 0-36 9-47 27s-17 44-17 77v155zM4226 256c0 35 7 61 21 80 14 18 35 27 62 27 22 0 39-4 52-13 13-8 21-19 26-32l44 12c-18 47-59 71-122 71-44 0-78-13-101-40-23-26-34-65-34-117 0-49 11-88 34-114s56-39 99-39c88 0 131 52 131 159v6zM4387 218c-2-31-10-55-24-69-13-15-32-22-57-22-24 0-43 8-57 24s-22 39-23 67z">
          <text:p/>
        </draw:path>
        <draw:polygon draw:style-name="gr1" draw:text-style-name="P1" draw:layer="layout" svg:width="9.701cm" svg:height="8.785cm" svg:x="28.61cm" svg:y="15.733cm" svg:viewBox="0 0 9702 8786" draw:points="0,8786 9702,8786 9702,0 0,0">
          <text:p/>
        </draw:polygon>
        <draw:polygon draw:style-name="gr1" draw:text-style-name="P1" draw:layer="layout" svg:width="9.701cm" svg:height="0.036cm" svg:x="28.61cm" svg:y="15.733cm" svg:viewBox="0 0 9702 37" draw:points="0,37 9702,37 9702,0 0,0">
          <text:p/>
        </draw:polygon>
        <draw:polygon draw:style-name="gr1" draw:text-style-name="P1" draw:layer="layout" svg:width="9.701cm" svg:height="0.037cm" svg:x="28.61cm" svg:y="24.482cm" svg:viewBox="0 0 9702 38" draw:points="0,38 9702,38 9702,0 0,0">
          <text:p/>
        </draw:polygon>
        <draw:polygon draw:style-name="gr1" draw:text-style-name="P1" draw:layer="layout" svg:width="0.035cm" svg:height="8.785cm" svg:x="28.61cm" svg:y="15.733cm" svg:viewBox="0 0 36 8786" draw:points="0,8786 36,8786 36,0 0,0">
          <text:p/>
        </draw:polygon>
        <draw:polygon draw:style-name="gr1" draw:text-style-name="P1" draw:layer="layout" svg:width="0.035cm" svg:height="8.785cm" svg:x="38.276cm" svg:y="15.733cm" svg:viewBox="0 0 36 8786" draw:points="0,8786 36,8786 36,0 0,0">
          <text:p/>
        </draw:polygon>
        <draw:path draw:style-name="gr3" draw:text-style-name="P3" draw:layer="layout" svg:width="1.018cm" svg:height="0.394cm" svg:x="32.956cm" svg:y="19.931cm" svg:viewBox="0 0 1019 395" svg:d="M187 43v347h-53v-347h-134v-43h320v43zM346 250c0 34 7 60 21 79 15 18 35 27 62 27 22 0 39-4 52-12 13-9 22-20 27-33l43 13c-18 48-58 71-122 71-44 0-77-13-100-40s-35-66-35-117c0-50 12-88 35-114s56-39 99-39c87 0 131 53 131 158v7zM508 211c-3-31-11-54-24-68s-32-22-57-22c-24 0-43 8-57 24-15 17-22 39-23 66zM805 390l-81-124-80 124h-54l106-155-101-145h55l74 116 74-116h56l-102 145 108 155zM1019 387c-16 5-33 7-51 7-39 0-59-23-59-69v-199h-34v-36h36l14-66h34v66h55v36h-55v189c0 14 2 24 7 30 5 5 13 8 24 8 7 0 16-1 29-4z">
          <text:p/>
        </draw:path>
        <draw:polygon draw:style-name="gr3" draw:text-style-name="P3" draw:layer="layout" svg:width="12.348cm" svg:height="8.431cm" svg:x="29.456cm" svg:y="29.104cm" svg:viewBox="0 0 12349 8432" draw:points="0,8432 12349,8432 12349,0 0,0">
          <text:p/>
        </draw:polygon>
        <draw:polygon draw:style-name="gr1" draw:text-style-name="P1" draw:layer="layout" svg:width="12.348cm" svg:height="0.035cm" svg:x="29.456cm" svg:y="29.104cm" svg:viewBox="0 0 12349 36" draw:points="0,36 12349,36 12349,0 0,0">
          <text:p/>
        </draw:polygon>
        <draw:polygon draw:style-name="gr1" draw:text-style-name="P1" draw:layer="layout" svg:width="12.348cm" svg:height="0.035cm" svg:x="29.456cm" svg:y="37.5cm" svg:viewBox="0 0 12349 36" draw:points="0,36 12349,36 12349,0 0,0">
          <text:p/>
        </draw:polygon>
        <draw:polygon draw:style-name="gr1" draw:text-style-name="P1" draw:layer="layout" svg:width="0.036cm" svg:height="8.431cm" svg:x="29.456cm" svg:y="29.104cm" svg:viewBox="0 0 37 8432" draw:points="0,8432 37,8432 37,0 0,0">
          <text:p/>
        </draw:polygon>
        <draw:polygon draw:style-name="gr1" draw:text-style-name="P1" draw:layer="layout" svg:width="0.036cm" svg:height="8.431cm" svg:x="41.768cm" svg:y="29.104cm" svg:viewBox="0 0 37 8432" draw:points="0,8432 37,8432 37,0 0,0">
          <text:p/>
        </draw:polygon>
        <draw:path draw:style-name="gr1" draw:text-style-name="P1" draw:layer="layout" svg:width="4.437cm" svg:height="0.512cm" svg:x="33.425cm" svg:y="33.119cm" svg:viewBox="0 0 4438 513" svg:d="M0 395v-389h53v389zM316 395v-190c0-29-4-49-12-60s-22-16-43-16c-20 0-37 8-49 24-13 16-19 39-19 68v174h-49v-235c0-35-1-56-2-64h47c0 1 0 3 1 7 0 4 0 9 0 14 0 6 1 16 1 30h1c11-21 23-36 37-44 13-8 30-12 50-12 23 0 40 4 54 13 13 9 22 23 27 43h1c10-20 22-34 37-43s33-13 53-13c30 0 52 8 66 24 14 17 21 43 21 80v200h-49v-190c0-29-4-49-12-60s-22-16-43-16c-22 0-39 8-51 24s-18 39-18 68v174zM689 401c-30 0-53-8-68-24s-22-38-22-66c0-31 10-54 30-71 20-16 53-25 98-26l68-2v-16c0-24-6-42-16-52-10-11-26-16-48-16-23 0-39 4-49 11-10 8-16 20-18 37l-52-5c8-54 48-80 120-80 37 0 65 8 84 25s29 42 29 75v128c0 15 2 26 5 34 4 8 12 12 22 12 5 0 11-1 17-2v31c-13 3-26 4-39 4-18 0-32-5-40-14-8-10-13-25-14-47h-1c-13 24-28 40-45 50-17 9-37 14-61 14zM700 363c18 0 34-4 48-13 15-8 26-20 34-34s13-29 13-45v-24l-55 1c-23 1-41 3-53 7-12 5-21 12-28 21-6 9-9 21-9 36 0 16 4 28 13 37 9 10 21 14 37 14zM1039 513c-32 0-58-7-77-20-20-12-32-31-37-54l49-7c3 14 11 24 22 32 12 7 27 11 45 11 49 0 74-29 74-87v-49h-1c-9 20-22 34-38 44s-36 15-58 15c-36 0-63-13-80-37-17-25-26-63-26-115 0-53 9-92 28-117 18-25 46-38 84-38 21 0 40 5 55 15s27 23 36 41c0-6 1-15 1-29 1-13 2-21 3-22h47c-1 10-2 31-2 62v229c0 84-41 126-125 126zM1115 245c0-24-4-45-10-63-7-17-16-30-28-40-12-9-26-14-41-14-25 0-44 9-55 28-12 18-18 48-18 89s6 70 16 88c11 18 30 28 56 28 16 0 30-5 42-15 12-9 21-22 28-40 6-17 10-37 10-61zM1278 255c0 35 7 61 21 80s35 28 62 28c22 0 39-4 52-14 13-8 22-19 26-32l44 12c-18 48-59 72-122 72-44 0-77-13-100-40s-35-66-35-118c0-49 12-87 35-113s56-39 98-39c88 0 132 52 132 158v6zM1439 217c-2-31-10-54-23-68-14-15-33-22-58-22-23 0-43 8-57 24s-21 39-23 66zM1890 43c-43 0-76 14-100 42-24 27-36 65-36 113s13 86 38 115 58 44 100 44c55 0 96-27 124-81l42 21c-16 34-38 60-67 78-29 17-63 26-101 26-39 0-73-8-101-25-29-16-51-40-66-70s-22-66-22-108c0-62 16-110 50-145 33-35 80-53 139-53 41 0 76 8 104 25 27 16 48 40 60 71l-49 17c-9-23-24-40-44-52-19-12-43-18-71-18zM2370 245c0 52-11 91-34 118-24 25-57 38-101 38-43 0-77-13-99-40-22-28-33-66-33-116 0-103 45-154 134-154 46 0 79 12 101 37 21 25 32 64 32 117zM2318 245c0-41-6-71-19-90-12-19-33-28-61-28-29 0-50 10-63 29s-20 49-20 89c0 39 7 69 19 88 13 21 33 31 61 31 30 0 51-10 64-30 12-19 19-49 19-89zM2480 96v189c0 20 2 35 6 46 3 11 9 18 18 24 8 5 21 7 37 7 24 0 43-8 57-25 13-17 21-39 21-68v-173h49v234c0 36 1 58 2 65h-47c-1-1-1-3-1-7s0-9-1-14c0-5 0-15 0-31h-1c-12 22-25 36-40 45s-33 13-56 13c-32 0-56-8-71-25-15-16-23-44-23-81v-199zM2876 395h-59l-108-299h53l65 194c2 8 9 29 19 66l10-33 11-32 67-195h53zM3065 255c0 35 7 61 21 80s35 28 62 28c22 0 39-4 52-14 13-8 22-19 26-32l44 12c-18 48-58 72-122 72-44 0-78-13-101-40-22-27-34-66-34-118 0-49 12-87 34-113 23-26 57-39 100-39 87 0 131 52 131 158v6zM3226 217c-2-31-10-54-23-68-13-15-33-22-57-22s-43 8-58 24c-14 16-21 39-23 66zM3342 395v-229c0-21-1-44-2-70h47c1 34 2 54 2 61h1c8-26 17-43 28-52 10-10 25-14 43-14 7 0 13 1 20 2v46c-7-2-15-3-26-3-21 0-37 9-47 27-11 17-17 43-17 76v156zM3643 393c-16 5-33 7-50 7-40 0-59-23-59-69v-199h-35v-36h37l14-67h33v67h55v36h-55v189c0 14 2 24 7 30s13 9 24 9c7 0 17-1 29-4zM3734 96v189c0 20 1 35 5 46s11 18 19 24c8 5 21 7 37 7 24 0 43-8 57-25s21-39 21-68v-173h49v234c0 36 1 58 2 65h-47c0-1-1-3-1-7s0-9-1-14c0-5 0-15 0-31h-1c-12 22-25 36-40 45s-33 13-56 13c-32 0-56-8-72-25-14-16-22-44-22-81v-199zM4000 395v-229c0-21-1-44-2-70h47c2 34 2 54 2 61h1c8-26 18-43 28-52 10-10 25-14 44-14 6 0 13 1 19 2v46c-6-2-15-3-26-3-21 0-36 9-47 27-11 17-17 43-17 76v156zM4225 255c0 35 7 61 21 80s35 28 63 28c21 0 39-4 52-14 13-8 21-19 26-32l44 12c-18 48-59 72-122 72-45 0-79-13-102-40s-34-66-34-118c0-49 11-87 34-113s56-39 100-39c88 0 131 52 131 158v6zM4387 217c-2-31-10-54-23-68-14-15-33-22-58-22s-44 8-58 24-22 39-23 66z">
          <text:p/>
        </draw:path>
        <draw:polygon draw:style-name="gr3" draw:text-style-name="P3" draw:layer="layout" svg:width="11.077cm" svg:height="8.431cm" svg:x="14.252cm" svg:y="15.875cm" svg:viewBox="0 0 11078 8432" draw:points="0,8432 11078,8432 11078,0 0,0">
          <text:p/>
        </draw:polygon>
        <draw:polygon draw:style-name="gr1" draw:text-style-name="P1" draw:layer="layout" svg:width="11.077cm" svg:height="0.035cm" svg:x="14.252cm" svg:y="15.875cm" svg:viewBox="0 0 11078 36" draw:points="0,36 11078,36 11078,0 0,0">
          <text:p/>
        </draw:polygon>
        <draw:polygon draw:style-name="gr1" draw:text-style-name="P1" draw:layer="layout" svg:width="11.077cm" svg:height="0.035cm" svg:x="14.252cm" svg:y="24.271cm" svg:viewBox="0 0 11078 36" draw:points="0,36 11078,36 11078,0 0,0">
          <text:p/>
        </draw:polygon>
        <draw:polygon draw:style-name="gr1" draw:text-style-name="P1" draw:layer="layout" svg:width="0.035cm" svg:height="8.431cm" svg:x="14.252cm" svg:y="15.875cm" svg:viewBox="0 0 36 8432" draw:points="0,8432 36,8432 36,0 0,0">
          <text:p/>
        </draw:polygon>
        <draw:polygon draw:style-name="gr1" draw:text-style-name="P1" draw:layer="layout" svg:width="0.035cm" svg:height="8.431cm" svg:x="25.294cm" svg:y="15.875cm" svg:viewBox="0 0 36 8432" draw:points="0,8432 36,8432 36,0 0,0">
          <text:p/>
        </draw:polygon>
        <draw:path draw:style-name="gr1" draw:text-style-name="P1" draw:layer="layout" svg:width="4.438cm" svg:height="0.512cm" svg:x="17.585cm" svg:y="19.89cm" svg:viewBox="0 0 4439 513" svg:d="M0 395v-390h53v390zM316 395v-190c0-29-4-49-12-60-7-11-22-16-42-16-21 0-38 8-50 24s-19 39-19 68v174h-49v-236c0-34-1-55-2-63h47c0 1 1 3 1 7s0 9 0 14c1 6 1 15 1 30h1c11-21 23-36 37-44s31-13 50-13c23 0 41 5 54 14s22 23 27 43h1c10-20 23-34 37-43 15-9 33-14 53-14 31 0 52 9 66 25s21 43 21 80v200h-49v-190c0-29-4-49-12-60s-22-16-43-16-38 8-50 24c-13 16-19 39-19 68v174zM689 401c-30 0-52-8-67-24s-23-38-23-65c0-32 10-56 30-72 21-17 53-25 99-27l67-1v-16c0-24-5-42-16-52-10-11-26-16-48-16-23 0-39 4-49 11-10 8-16 20-18 37l-52-5c9-54 49-81 120-81 37 0 66 9 85 26 18 17 28 42 28 75v129c0 15 2 26 6 33 4 8 11 11 22 11 4 0 10 0 16-1v30c-12 4-25 5-39 5-18 0-31-5-40-15-8-9-12-24-14-45h-1c-13 23-28 39-45 48-16 10-37 15-61 15zM701 363c18 0 34-4 48-12s25-20 33-34c9-15 13-30 13-46v-24l-55 1c-23 1-41 3-53 7-12 5-21 12-28 21-6 9-9 22-9 37 0 16 4 28 13 37s21 13 38 13zM1040 513c-33 0-59-7-78-20-19-12-32-31-37-54l49-7c4 14 11 24 23 32 11 7 26 11 44 11 49 0 74-29 74-88v-48h-1c-9 20-21 34-38 44-16 9-35 14-57 14-37 0-64-12-81-36s-26-62-26-116c0-52 9-91 28-116s47-38 84-38c21 0 40 5 55 15 16 10 28 23 36 41h1c0-6 0-15 1-29 0-13 1-21 2-22h47c-1 10-1 30-1 62v228c0 85-42 127-125 127zM1115 245c0-24-3-45-10-63-7-17-16-30-28-40-12-9-25-14-41-14-25 0-44 9-55 27-12 19-18 49-18 90s6 71 17 89c11 17 29 27 56 27 15 0 29-5 41-14 12-10 21-23 28-40 7-18 10-38 10-62zM1278 255c0 34 7 62 21 80 15 19 35 28 62 28 22 0 39-4 52-13 13-8 22-19 27-32l43 12c-18 47-58 71-122 71-44 0-77-14-100-40s-35-65-35-118c0-49 12-87 35-113s56-40 99-40c87 0 131 53 131 159v6zM1440 217c-3-31-11-54-24-68-13-15-32-22-57-22-24 0-43 8-57 24-15 16-22 38-23 66zM1891 43c-43 0-77 14-101 41-24 28-36 66-36 114s13 86 38 116c25 29 59 43 101 43 54 0 95-27 123-81l43 22c-16 34-39 59-68 76-29 18-62 27-100 27-40 0-74-9-102-25-29-16-50-39-65-70s-23-67-23-108c0-62 17-110 50-145 34-35 80-53 139-53 42 0 76 8 104 25 28 15 48 39 61 71l-50 17c-9-23-23-40-43-52s-44-18-71-18zM2370 245c0 53-11 92-34 117-23 26-57 39-100 39-44 0-77-14-99-40-23-27-34-65-34-116 0-103 45-155 134-155 46 0 79 13 101 38 21 25 32 64 32 117zM2318 245c0-41-6-71-18-90-13-19-33-28-62-28s-50 9-63 28c-13 20-19 49-19 90 0 39 6 70 19 89 12 20 33 30 60 30 30 0 51-10 64-29 12-19 19-50 19-90zM2481 96v189c0 21 2 36 6 47 3 10 10 18 18 23 9 5 21 7 38 7 23 0 42-8 56-24 14-17 21-39 21-69v-173h49v235c0 35 1 56 2 64h-47c0-1-1-3-1-8 0-3 0-8 0-13 0-6-1-15-1-30h-1c-12 21-25 35-40 44-14 8-33 13-56 13-32 0-56-9-71-25s-23-43-23-82v-198zM2877 395h-59l-108-299h53l66 194c2 9 8 30 18 66l10-32 11-33 68-195h53zM3066 255c0 34 7 62 21 80 15 19 35 28 62 28 22 0 39-4 52-13 13-8 22-19 27-32l43 12c-18 47-58 71-122 71-44 0-77-14-100-40s-35-65-35-118c0-49 12-87 35-113s56-40 99-40c87 0 131 53 131 159v6zM3228 217c-3-31-11-54-24-68-13-15-32-22-57-22-24 0-43 8-57 24s-22 38-23 66zM3343 395v-229c0-22-1-44-2-70h47c2 34 2 54 2 61h1c9-26 18-43 28-52 10-10 25-15 44-15 6 0 13 2 19 3v45c-6-1-15-2-26-2-21 0-36 8-47 26s-16 44-16 77v156zM3644 393c-16 4-32 6-50 6-39 0-59-22-59-67v-200h-34v-36h36l14-67h33v67h55v36h-55v189c0 15 3 25 8 30 4 6 12 9 24 9 6 0 16-1 28-4zM3735 96v189c0 21 2 36 6 47 4 10 10 18 18 23 9 5 21 7 38 7 23 0 42-8 56-24 14-17 21-39 21-69v-173h49v235c0 35 1 56 2 64h-47c0-1 0-3-1-8 0-3 0-8 0-13 0-6-1-15-1-30h-1c-12 21-25 35-40 44-14 8-33 13-55 13-33 0-57-9-72-25s-23-43-23-82v-198zM4001 395v-229c0-22 0-44-2-70h47c2 34 3 54 3 61h1c8-26 17-43 27-52 10-10 25-15 44-15 6 0 13 2 20 3v45c-7-1-16-2-27-2-20 0-36 8-47 26s-16 44-16 77v156zM4226 255c0 34 7 62 21 80 14 19 35 28 62 28 22 0 39-4 52-13 13-8 22-19 26-32l44 12c-18 47-59 71-122 71-44 0-77-14-100-40s-35-65-35-118c0-49 12-87 35-113s56-40 99-40c87 0 131 53 131 159v6zM4387 217c-2-31-10-54-23-68-13-15-33-22-58-22-23 0-42 8-57 24-14 16-21 38-22 66z">
          <text:p/>
        </draw:path>
        <draw:polygon draw:style-name="gr3" draw:text-style-name="P3" draw:layer="layout" svg:width="9.913cm" svg:height="2.504cm" svg:x="17.356cm" svg:y="35.454cm" svg:viewBox="0 0 9914 2505" draw:points="0,2505 9914,2505 9914,0 0,0">
          <text:p/>
        </draw:polygon>
        <draw:polygon draw:style-name="gr1" draw:text-style-name="P1" draw:layer="layout" svg:width="9.913cm" svg:height="0.035cm" svg:x="17.356cm" svg:y="35.454cm" svg:viewBox="0 0 9914 36" draw:points="0,36 9914,36 9914,0 0,0">
          <text:p/>
        </draw:polygon>
        <draw:polygon draw:style-name="gr1" draw:text-style-name="P1" draw:layer="layout" svg:width="9.913cm" svg:height="0.035cm" svg:x="17.356cm" svg:y="37.923cm" svg:viewBox="0 0 9914 36" draw:points="0,36 9914,36 9914,0 0,0">
          <text:p/>
        </draw:polygon>
        <draw:polygon draw:style-name="gr1" draw:text-style-name="P1" draw:layer="layout" svg:width="0.035cm" svg:height="2.504cm" svg:x="17.356cm" svg:y="35.454cm" svg:viewBox="0 0 36 2505" draw:points="0,2505 36,2505 36,0 0,0">
          <text:p/>
        </draw:polygon>
        <draw:polygon draw:style-name="gr1" draw:text-style-name="P1" draw:layer="layout" svg:width="0.035cm" svg:height="2.504cm" svg:x="27.234cm" svg:y="35.454cm" svg:viewBox="0 0 36 2505" draw:points="0,2505 36,2505 36,0 0,0">
          <text:p/>
        </draw:polygon>
        <draw:path draw:style-name="gr1" draw:text-style-name="P1" draw:layer="layout" svg:width="3.901cm" svg:height="0.4cm" svg:x="20.366cm" svg:y="36.506cm" svg:viewBox="0 0 3902 401" svg:d="M189 44c-43 0-76 14-100 41-24 28-36 66-36 114s13 86 38 115 58 43 101 43c54 0 95-27 123-80l43 21c-17 33-39 59-68 76-29 18-62 27-101 27s-73-9-101-25c-29-16-51-40-66-70s-22-66-22-107c0-62 17-110 50-145 33-36 80-54 139-54 41 0 76 9 104 25s48 40 61 72l-50 16c-9-22-24-39-43-51-20-12-44-18-72-18zM669 246c0 52-11 91-34 116-23 26-57 39-101 39-43 0-76-14-98-40-23-27-34-65-34-115 0-103 45-155 134-155 46 0 79 13 101 38 21 25 32 64 32 117zM617 246c0-41-6-71-19-90-12-19-32-28-61-28s-50 9-63 28-19 49-19 90c0 39 6 68 19 88 12 20 32 30 60 30 30 0 51-10 64-29 12-19 19-49 19-89zM920 395v-189c0-20-2-35-6-46s-10-19-18-23c-9-5-21-8-38-8-24 0-43 9-56 25-14 16-21 39-21 68v173h-50v-235c0-34 0-55-1-63h46c1 1 1 3 1 7s1 9 1 14 0 15 1 30h1c11-21 24-36 39-44s34-13 56-13c33 0 57 8 72 25 15 16 22 43 22 80v199zM1159 393c-16 4-32 6-50 6-40 0-60-22-60-67v-199h-34v-36h36l14-67h34v67h56v36h-56v188c0 15 3 25 8 30 4 6 12 9 24 9 6 0 16-2 28-4zM1277 401c-29 0-52-8-67-24s-22-38-22-65c0-31 10-55 30-71 20-17 53-26 98-27l67-1v-16c0-25-5-42-15-52-10-11-27-16-49-16s-38 4-48 11c-11 8-17 20-18 36l-52-4c8-54 48-81 119-81 38 0 66 9 85 26s28 42 28 75v128c0 15 2 26 6 33 4 8 11 11 22 11 5 0 10 0 17-1v30c-13 3-26 5-39 5-18 0-32-5-40-15s-13-25-14-45h-2c-13 23-27 39-44 48-17 10-37 15-62 15zM1289 363c18 0 34-4 48-12 14-9 26-20 34-34 8-15 12-29 12-45v-24l-54 1c-23 0-41 3-53 7-12 5-22 11-28 21-6 9-10 21-10 35 0 17 5 29 14 38 8 9 21 13 37 13zM1553 245c0 39 6 69 19 88 12 19 31 28 56 28 18 0 32-4 44-14 12-9 20-24 22-44l50 3c-3 29-16 52-36 69-21 17-47 26-78 26-42 0-74-14-96-40-22-27-33-65-33-115 0-51 11-89 33-115 22-27 54-40 95-40 31 0 56 8 76 24s33 38 38 65l-51 4c-3-17-9-30-20-39-10-10-25-15-45-15-26 0-45 9-56 26-12 18-18 47-18 89zM1912 393c-16 4-33 6-50 6-40 0-60-22-60-67v-199h-34v-36h36l15-67h33v67h55v36h-55v188c0 15 2 25 7 30 5 6 13 9 24 9 7 0 16-2 29-4zM1992 256c0 34 7 61 21 79 14 19 35 28 62 28 22 0 39-4 52-13 13-8 22-19 26-33l44 13c-18 47-59 71-122 71-44 0-78-14-101-40s-34-65-34-117c0-49 11-87 34-113 23-27 56-40 99-40 88 0 132 53 132 159v6zM2153 218c-2-31-10-54-23-69-14-14-33-21-58-21-24 0-43 8-57 24s-22 38-23 66zM2253 395v-38l166-222h-157v-38h216v37l-167 222h172v39zM2537 267v-44h138v44zM2927 395v-189c0-20-2-35-6-46-3-11-10-19-18-23-8-5-21-8-38-8-23 0-42 9-56 25s-21 39-21 68v173h-49v-235c0-34-1-55-2-63h47c0 1 1 3 1 7s0 9 0 14 1 15 1 30h1c12-21 25-36 40-44 14-8 33-13 56-13 32 0 56 8 71 25 15 16 23 43 23 80v199zM3304 246c0 52-12 91-35 116-23 26-56 39-100 39s-77-14-99-40c-22-27-33-65-33-115 0-103 45-155 134-155 45 0 79 13 100 38 22 25 33 64 33 117zM3251 246c0-41-6-71-18-90s-33-28-62-28-50 9-62 28c-13 19-20 49-20 90 0 39 7 68 19 88 13 20 33 30 61 30 29 0 51-10 63-29 13-19 19-49 19-89zM3413 97v189c0 19 2 35 6 45 4 11 10 19 19 24 8 5 21 7 37 7 24 0 43-8 57-25 13-16 20-39 20-68v-172h50v234c0 35 0 56 2 64h-47c-1-1-1-4-1-8s-1-8-1-13c0-6 0-16-1-30h-1c-11 20-24 35-39 44-15 8-34 13-56 13-33 0-57-9-72-25s-22-43-22-81v-198zM3902 312c0 29-10 50-31 66-22 15-51 23-89 23s-66-7-86-19c-21-12-34-31-40-57l44-9c4 16 13 28 26 36 14 7 32 11 56 11 25 0 43-4 55-12 11-8 17-19 17-35 0-12-4-21-12-28-8-8-21-14-39-19l-36-9c-28-7-48-15-60-22-12-6-22-15-29-25s-10-23-10-37c0-28 10-48 29-63 20-14 48-21 85-21 33 0 59 6 78 17 20 12 32 30 37 56l-44 6c-3-14-11-24-23-31s-28-11-48-11c-22 0-39 4-49 11-11 6-16 17-16 31 0 8 2 15 6 21 5 5 11 10 20 14 8 4 26 9 54 15 26 7 45 13 57 19s21 12 27 19c7 6 12 14 16 23 3 9 5 19 5 30z">
          <text:p/>
        </draw:path>
        <draw:polygon draw:style-name="gr1" draw:text-style-name="P1" draw:layer="layout" svg:width="9.701cm" svg:height="8.785cm" svg:x="27.728cm" svg:y="41.768cm" svg:viewBox="0 0 9702 8786" draw:points="0,8786 9702,8786 9702,0 0,0">
          <text:p/>
        </draw:polygon>
        <draw:polygon draw:style-name="gr1" draw:text-style-name="P1" draw:layer="layout" svg:width="9.701cm" svg:height="0.036cm" svg:x="27.728cm" svg:y="41.768cm" svg:viewBox="0 0 9702 37" draw:points="0,37 9702,37 9702,0 0,0">
          <text:p/>
        </draw:polygon>
        <draw:polygon draw:style-name="gr1" draw:text-style-name="P1" draw:layer="layout" svg:width="9.701cm" svg:height="0.036cm" svg:x="27.728cm" svg:y="50.517cm" svg:viewBox="0 0 9702 37" draw:points="0,37 9702,37 9702,0 0,0">
          <text:p/>
        </draw:polygon>
        <draw:polygon draw:style-name="gr1" draw:text-style-name="P1" draw:layer="layout" svg:width="0.035cm" svg:height="8.785cm" svg:x="27.728cm" svg:y="41.768cm" svg:viewBox="0 0 36 8786" draw:points="0,8786 36,8786 36,0 0,0">
          <text:p/>
        </draw:polygon>
        <draw:polygon draw:style-name="gr1" draw:text-style-name="P1" draw:layer="layout" svg:width="0.035cm" svg:height="8.785cm" svg:x="37.394cm" svg:y="41.768cm" svg:viewBox="0 0 36 8786" draw:points="0,8786 36,8786 36,0 0,0">
          <text:p/>
        </draw:polygon>
        <draw:path draw:style-name="gr3" draw:text-style-name="P3" draw:layer="layout" svg:width="1.018cm" svg:height="0.394cm" svg:x="32.074cm" svg:y="45.966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olygon draw:style-name="gr3" draw:text-style-name="P3" draw:layer="layout" svg:width="10.019cm" svg:height="2.505cm" svg:x="27.657cm" svg:y="48.083cm" svg:viewBox="0 0 10020 2506" draw:points="0,2506 10020,2506 10020,0 0,0">
          <text:p/>
        </draw:polygon>
        <draw:polygon draw:style-name="gr1" draw:text-style-name="P1" draw:layer="layout" svg:width="10.019cm" svg:height="0.035cm" svg:x="27.657cm" svg:y="48.083cm" svg:viewBox="0 0 10020 36" draw:points="0,36 10020,36 10020,0 0,0">
          <text:p/>
        </draw:polygon>
        <draw:polygon draw:style-name="gr1" draw:text-style-name="P1" draw:layer="layout" svg:width="10.019cm" svg:height="0.035cm" svg:x="27.657cm" svg:y="50.553cm" svg:viewBox="0 0 10020 36" draw:points="0,36 10020,36 10020,0 0,0">
          <text:p/>
        </draw:polygon>
        <draw:polygon draw:style-name="gr1" draw:text-style-name="P1" draw:layer="layout" svg:width="0.036cm" svg:height="2.505cm" svg:x="27.657cm" svg:y="48.083cm" svg:viewBox="0 0 37 2506" draw:points="0,2506 37,2506 37,0 0,0">
          <text:p/>
        </draw:polygon>
        <draw:polygon draw:style-name="gr1" draw:text-style-name="P1" draw:layer="layout" svg:width="0.035cm" svg:height="2.505cm" svg:x="37.641cm" svg:y="48.083cm" svg:viewBox="0 0 36 2506" draw:points="0,2506 36,2506 36,0 0,0">
          <text:p/>
        </draw:polygon>
        <draw:path draw:style-name="gr1" draw:text-style-name="P1" draw:layer="layout" svg:width="3.901cm" svg:height="0.4cm" svg:x="30.685cm" svg:y="49.135cm" svg:viewBox="0 0 3902 401" svg:d="M189 43c-43 0-76 14-100 42-24 27-36 66-36 114s13 86 38 115c24 29 58 43 100 43 55 0 96-26 123-80l43 21c-16 34-38 59-67 77-29 17-63 26-101 26-39 0-73-8-102-25-28-16-50-39-65-69s-22-66-22-108c0-62 16-111 50-146 33-35 79-53 139-53 41 0 76 8 104 25 27 16 48 40 60 71l-49 17c-9-23-24-40-44-52s-43-18-71-18zM669 246c0 52-12 91-35 117-23 25-56 38-100 38s-76-13-99-40c-22-27-33-65-33-115 0-103 45-155 134-155 45 0 79 12 100 37 22 26 33 65 33 118zM616 246c0-41-6-71-18-90s-33-29-62-29-50 10-62 30c-13 19-20 49-20 89 0 39 7 69 19 89 13 19 33 29 61 29 29 0 51-9 63-29 13-19 19-48 19-89zM920 396v-190c0-19-2-35-6-46-4-10-10-19-19-24-8-5-21-7-37-7-24 0-43 8-57 25s-20 39-20 68v174h-50v-235c0-36-1-57-2-65h47c1 1 1 3 1 7s0 9 1 14c0 6 0 16 0 31h2c11-22 24-36 39-45 15-8 33-12 56-12 33 0 56 8 72 24 15 16 22 44 22 81v200zM1158 393c-16 5-33 7-50 7-40 0-59-23-59-68v-200h-35v-36h37l14-66h33v66h55v36h-55v190c0 14 3 24 7 30 5 5 13 8 25 8 6 0 16-1 28-4zM1276 401c-30 0-52-8-67-24s-23-37-23-65c0-31 10-54 31-71 20-16 53-25 98-26l67-1v-17c0-24-5-42-15-52-11-11-27-17-49-17s-39 4-49 12-16 20-18 37l-51-5c8-54 48-81 119-81 38 0 66 8 85 25 19 18 28 43 28 76v129c0 14 2 25 6 33 4 7 11 11 22 11 5 0 10-1 16-2v31c-12 3-25 4-38 4-19 0-32-5-40-14-9-10-13-25-14-46h-2c-13 23-28 39-44 49-17 9-38 14-62 14zM1288 364c18 0 34-5 48-13s25-19 34-34c8-14 12-29 12-44v-25l-55 1c-23 1-40 3-52 8-13 4-22 11-28 20-7 9-10 21-10 36 0 16 4 28 13 37s22 14 38 14zM1552 245c0 40 6 69 19 88 12 19 31 29 56 29 17 0 32-5 44-14 12-10 19-25 22-45l50 4c-4 28-16 51-36 68-21 17-47 26-79 26-41 0-73-13-95-40-22-26-33-65-33-115s11-89 33-116c22-26 54-39 95-39 30 0 56 8 76 23 20 16 32 39 37 67l-50 3c-3-16-9-29-20-39-10-11-25-16-45-16-26 0-45 9-57 28-11 17-17 46-17 88zM1911 393c-17 5-33 7-51 7-39 0-59-23-59-68v-200h-34v-36h36l14-66h34v66h55v36h-55v190c0 14 2 24 7 30 4 5 13 8 24 8 7 0 16-1 29-4zM1991 257c0 34 7 60 21 79 14 18 35 28 62 28 21 0 39-5 52-13 12-9 21-20 26-33l44 12c-18 47-59 71-122 71-44 0-78-13-101-39-23-27-34-66-34-118 0-49 11-87 34-114 23-26 56-39 99-39 88 0 131 53 131 159v7zM2152 219c-3-32-10-55-24-69-13-16-32-23-57-23-24 0-43 8-57 25s-22 39-23 67zM2251 396v-39l167-223h-157v-38h217v38l-168 223h173v39zM2537 268v-44h137v44zM2927 396v-190c0-19-2-35-6-46-4-10-10-19-18-24-9-5-21-7-38-7-24 0-42 8-56 25s-21 39-21 68v174h-50v-235c0-36 0-57-1-65h47c0 1 0 3 0 7 1 4 1 9 1 14 0 6 0 16 1 31h1c11-22 24-36 39-45 15-8 34-12 56-12 33 0 57 8 72 24s23 44 23 81v200zM3303 246c0 52-11 91-34 117-23 25-56 38-100 38s-77-13-99-40-33-65-33-115c0-103 44-155 134-155 45 0 79 12 100 37 22 26 32 65 32 118zM3251 246c0-41-6-71-18-90s-33-29-62-29-50 10-63 30c-13 19-19 49-19 89 0 39 6 69 19 89 13 19 33 29 60 29 30 0 51-9 64-29 13-19 19-48 19-89zM3413 96v190c0 20 2 35 6 46s10 18 18 23c9 5 21 7 38 7 24 0 43-8 56-24 14-16 21-39 21-68v-174h50v236c0 34 0 56 1 64h-47c0-2 0-4 0-8-1-4-1-9-1-14s0-15-1-30h-1c-11 21-24 35-39 44s-34 13-56 13c-33 0-57-8-72-25-15-16-22-43-22-80v-200zM3902 313c0 28-11 50-32 65s-50 23-89 23c-37 0-65-6-86-18-20-13-33-32-39-57l44-9c4 16 13 28 26 35s32 11 55 11c25 0 44-4 55-12 12-7 18-19 18-34 0-12-4-22-12-29s-21-13-39-18l-36-10c-28-7-49-14-61-21s-21-16-28-26-10-22-10-37c0-27 10-49 29-63 19-15 48-22 85-22 33 0 59 6 78 18 20 11 32 30 37 57l-45 5c-2-13-10-23-22-31s-28-11-48-11c-23 0-39 3-50 10-10 8-16 18-16 32 0 9 2 16 7 21 4 6 11 10 19 14 9 4 27 9 55 16 26 6 45 13 57 18 11 6 20 12 27 19s12 15 16 24c3 8 5 18 5 30z">
          <text:p/>
        </draw:path>
        <draw:polygon draw:style-name="gr3" draw:text-style-name="P3" draw:layer="layout" svg:width="9.913cm" svg:height="2.505cm" svg:x="28.539cm" svg:y="22.048cm" svg:viewBox="0 0 9914 2506" draw:points="0,2506 9914,2506 9914,0 0,0">
          <text:p/>
        </draw:polygon>
        <draw:polygon draw:style-name="gr1" draw:text-style-name="P1" draw:layer="layout" svg:width="9.913cm" svg:height="0.035cm" svg:x="28.539cm" svg:y="22.048cm" svg:viewBox="0 0 9914 36" draw:points="0,36 9914,36 9914,0 0,0">
          <text:p/>
        </draw:polygon>
        <draw:polygon draw:style-name="gr1" draw:text-style-name="P1" draw:layer="layout" svg:width="9.913cm" svg:height="0.035cm" svg:x="28.539cm" svg:y="24.518cm" svg:viewBox="0 0 9914 36" draw:points="0,36 9914,36 9914,0 0,0">
          <text:p/>
        </draw:polygon>
        <draw:polygon draw:style-name="gr1" draw:text-style-name="P1" draw:layer="layout" svg:width="0.036cm" svg:height="2.505cm" svg:x="28.539cm" svg:y="22.048cm" svg:viewBox="0 0 37 2506" draw:points="0,2506 37,2506 37,0 0,0">
          <text:p/>
        </draw:polygon>
        <draw:polygon draw:style-name="gr1" draw:text-style-name="P1" draw:layer="layout" svg:width="0.035cm" svg:height="2.505cm" svg:x="38.417cm" svg:y="22.048cm" svg:viewBox="0 0 36 2506" draw:points="0,2506 36,2506 36,0 0,0">
          <text:p/>
        </draw:polygon>
        <draw:path draw:style-name="gr1" draw:text-style-name="P1" draw:layer="layout" svg:width="3.901cm" svg:height="0.4cm" svg:x="31.549cm" svg:y="23.1cm" svg:viewBox="0 0 3902 401" svg:d="M189 43c-43 0-76 14-100 42-24 27-36 65-36 113 0 49 13 87 38 116s58 43 101 43c54 0 95-26 123-80l43 21c-17 34-39 59-68 77-29 17-62 26-101 26s-73-8-101-25c-29-16-50-39-66-69-15-30-22-67-22-109 0-61 17-110 50-145s80-53 139-53c41 0 76 8 104 25 28 16 48 40 61 71l-50 17c-9-23-24-40-43-52-20-12-44-18-72-18zM669 246c0 52-11 91-34 117-23 25-57 38-100 38-44 0-77-13-99-40-23-27-34-65-34-115 0-104 45-155 134-155 46 0 79 12 101 37 21 25 32 64 32 118zM617 246c0-42-6-72-19-91-12-18-32-28-61-28s-50 10-63 29-19 49-19 90c0 39 6 69 19 89 12 19 32 29 60 29 30 0 51-9 64-29 12-19 19-48 19-89zM920 396v-191c0-19-2-35-6-46-4-10-10-18-18-23-9-5-21-7-38-7-24 0-43 8-56 24-14 17-21 39-21 68v175h-50v-236c0-35 0-56-1-64h47c0 1 0 3 0 7 1 4 1 9 1 14 0 6 0 16 1 30h1c11-21 24-35 39-44 15-8 34-12 56-12 33 0 57 8 72 24s22 43 22 80v201zM1159 393c-17 5-33 7-51 7-39 0-59-23-59-68v-200h-34v-36h36l14-66h33v66h56v36h-56v190c0 14 3 24 8 30 4 5 12 8 24 8 6 0 16-1 29-4zM1276 401c-29 0-52-8-67-24s-22-37-22-65c0-31 10-54 30-72 20-16 53-25 98-26l67-1v-17c0-24-5-42-15-52s-27-16-49-16-38 4-48 12c-11 7-16 19-18 36l-52-5c8-53 48-80 119-80 38 0 66 8 85 25 19 18 28 42 28 75v130c0 14 2 25 6 33 4 7 11 11 22 11 5 0 10-1 17-2v31c-13 3-26 4-39 4-18 0-32-5-40-14-8-10-13-25-14-46h-2c-13 23-27 39-44 49-17 9-37 14-62 14zM1288 364c18 0 34-5 48-13s26-19 34-34c8-14 12-29 12-44v-25l-54 1c-23 1-41 3-53 8-12 4-22 11-28 20s-10 21-10 36c0 16 5 28 14 37 8 9 21 14 37 14zM1552 245c0 40 6 69 19 88 12 19 31 29 57 29 18 0 32-5 44-14 12-10 20-25 22-45l50 4c-3 28-15 51-36 68s-47 26-78 26c-43 0-75-13-97-40-22-26-33-65-33-115 0-51 11-90 33-116s54-39 96-39c31 0 56 8 76 23 20 16 33 38 38 66l-51 3c-3-16-9-29-20-39-10-10-25-15-45-15-27 0-46 9-57 27-12 17-18 46-18 89zM1912 393c-16 5-33 7-50 7-40 0-60-23-60-68v-200h-34v-36h36l15-66h33v66h55v36h-55v190c0 14 2 24 7 30 5 5 13 8 24 8 7 0 16-1 29-4zM1992 257c0 34 7 60 21 79 14 18 35 28 62 28 22 0 39-5 52-13 13-9 22-20 26-33l44 12c-18 47-59 71-122 71-44 0-78-13-101-39-22-27-34-66-34-118 0-50 12-88 34-114 23-26 56-39 99-39 88 0 132 53 132 159v7zM2153 218c-2-32-10-55-23-69-14-15-33-22-58-22-24 0-43 8-57 24-14 17-21 39-23 67zM2253 396v-39l166-223h-157v-38h216v38l-167 223h173v39zM2537 268v-45h138v45zM2927 396v-191c0-19-2-35-6-46-3-10-10-18-18-23s-21-7-37-7c-24 0-43 8-57 24-14 17-21 39-21 68v175h-49v-236c0-35-1-56-2-64h47c0 1 1 3 1 7s0 9 0 14c0 6 1 16 1 30h1c12-21 25-35 40-44 15-8 33-12 56-12 32 0 56 8 71 24s23 43 23 80v201zM3304 246c0 52-12 91-35 117-23 25-56 38-100 38-43 0-76-13-99-40-22-27-33-65-33-115 0-104 45-155 134-155 45 0 79 12 100 37 22 25 33 64 33 118zM3251 246c0-42-6-72-18-91-12-18-33-28-62-28s-50 10-62 29c-13 19-20 49-20 90 0 39 7 69 19 89 13 19 33 29 61 29 29 0 51-9 63-29 13-19 19-48 19-89zM3413 96v190c0 20 2 35 6 46s10 18 19 23c8 5 21 7 37 7 24 0 43-8 57-24 13-16 20-39 20-68v-174h50v236c0 34 0 56 2 64h-47c-1-2-1-4-1-8s0-9-1-14c0-5 0-15 0-30h-2c-11 21-24 35-39 44s-34 13-56 13c-33 0-57-8-72-25-15-16-22-43-22-80v-200zM3902 313c0 28-10 50-31 65s-51 23-90 23c-37 0-65-6-85-18-21-13-34-32-39-57l43-9c4 16 13 28 27 35 13 7 31 11 54 11 26 0 44-4 56-12 12-7 18-19 18-34 0-12-5-22-13-29s-21-13-39-18l-36-10c-28-7-48-14-60-22-12-7-22-16-29-26s-10-22-10-37c0-27 10-48 29-62 20-15 48-22 85-22 33 0 59 6 79 18 19 11 31 30 37 56l-45 5c-3-13-10-23-22-30-12-8-29-11-49-11-22 0-39 3-50 10-10 7-15 17-15 31 0 9 2 16 6 21 5 6 11 10 20 14s26 9 54 16c26 6 46 13 57 18 12 7 21 13 27 20 7 7 12 15 16 24 3 8 5 18 5 30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19"/>
    <meta:generator>LibreOffice/7.0.1.2$Windows_X86_64 LibreOffice_project/7cbcfc562f6eb6708b5ff7d7397325de9e764452</meta:generator>
  </office:meta>
</office:document-meta>
</file>